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PHP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 Device Detection in PH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n Adapter API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an an Adapter API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w Demo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Demo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06:38.508694605</meta:creation-date>
    <meta:generator>LibreOffice/4.2.8.2$Linux_X86_64 LibreOffice_project/420m0$Build-2</meta:generator>
    <dc:date>2015-07-28T16:25:00.512679454</dc:date>
    <meta:editing-duration>P2DT3H13M31S</meta:editing-duration>
    <meta:editing-cycles>2</meta:editing-cycles>
    <meta:document-statistic meta:object-count="49"/>
  </office:meta>
</office:document-meta>
</file>